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26cm" svg:height="5.207cm" svg:x="8.112cm" svg:y="10.271cm">
          <text:p text:style-name="P1">Setup.py</text:p>
          <text:p text:style-name="P1">distutils||setuptools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34cm" svg:height="1.143cm" svg:x="14.208cm" svg:y="8.112cm">
          <text:p text:style-name="P1">Source distribu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397cm" svg:x="15.097cm" svg:y="12.049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143cm" svg:x="13.573cm" svg:y="15.605cm">
          <text:p text:style-name="P1">Compile</text:p>
          <draw:enhanced-geometry svg:viewBox="0 0 21600 21600" draw:type="rectangle" draw:enhanced-path="M 0 0 L 21600 0 21600 21600 0 21600 0 0 Z N"/>
        </draw:custom-shape>
        <draw:frame draw:style-name="gr3" draw:layer="layout" svg:width="3.563cm" svg:height="1.016cm" svg:x="16.46cm" svg:y="15.805cm">
          <draw:text-box>
            <text:p>Compiler ?</text:p>
          </draw:text-box>
        </draw:frame>
        <draw:custom-shape draw:style-name="gr2" draw:text-style-name="P1" draw:layer="layout" svg:width="3.556cm" svg:height="1.016cm" svg:x="3.921cm" svg:y="15.986cm">
          <text:p text:style-name="P1">Run tes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0.889cm" svg:x="4.81cm" svg:y="8.493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1.397cm" svg:x="6.588cm" svg:y="5.699cm">
          <text:p text:style-name="P1">Update repository</text:p>
          <draw:enhanced-geometry svg:viewBox="0 0 21600 21600" draw:type="rectangle" draw:enhanced-path="M 0 0 L 21600 0 21600 21600 0 21600 0 0 Z N"/>
        </draw:custom-shape>
        <draw:frame draw:style-name="gr4" draw:layer="layout" svg:width="3.025cm" svg:height="0.962cm" svg:x="17.51cm" svg:y="12.314cm">
          <draw:text-box>
            <text:p>.pyc/.pyo</text:p>
          </draw:text-box>
        </draw:frame>
        <draw:custom-shape draw:style-name="gr2" draw:text-style-name="P1" draw:layer="layout" svg:width="5.969cm" svg:height="1.016cm" svg:x="1.108cm" svg:y="12.268cm">
          <text:p text:style-name="P1">Build document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143cm" svg:x="8.085cm" svg:y="18.602cm">
          <text:p text:style-name="P1">Create package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.016cm" svg:height="5.588cm" svg:x="12.873cm" svg:y="17.84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" draw:layer="layout" svg:width="2.833cm" svg:height="5.939cm" svg:x="13.616cm" svg:y="17.588cm">
            <draw:text-box>
              <text:list text:style-name="L1">
                <text:list-item>
                  <text:p>.zip</text:p>
                </text:list-item>
                <text:list-item>
                  <text:p>.tar.gz</text:p>
                </text:list-item>
                <text:list-item>
                  <text:p>.dmg</text:p>
                </text:list-item>
                <text:list-item>
                  <text:p>.exe</text:p>
                </text:list-item>
                <text:list-item>
                  <text:p>.msi</text:p>
                </text:list-item>
                <text:list-item>
                  <text:p>.rpm</text:p>
                </text:list-item>
                <text:list-item>
                  <text:p>.deb</text:p>
                </text:list-item>
                <text:list-item>
                  <text:p>.whl </text:p>
                </text:list-item>
              </text:list>
            </draw:text-box>
          </draw:frame>
        </draw:g>
        <draw:frame draw:style-name="gr4" draw:layer="layout" svg:width="5.823cm" svg:height="0.962cm" svg:x="2.651cm" svg:y="4.556cm">
          <draw:text-box>
            <text:p>Replaced by Twine</text:p>
          </draw:text-box>
        </draw:frame>
        <draw:frame draw:style-name="gr4" draw:layer="layout" svg:width="1.836cm" svg:height="0.962cm" svg:x="1.381cm" svg:y="6.715cm">
          <draw:text-box>
            <text:p>PyPI</text:p>
          </draw:text-box>
        </draw:frame>
        <draw:line draw:style-name="gr6" draw:text-style-name="P1" draw:layer="layout" svg:x1="4.81cm" svg:y1="8.493cm" svg:x2="3.159cm" svg:y2="7.477cm">
          <text:p/>
        </draw:line>
        <draw:line draw:style-name="gr6" draw:text-style-name="P1" draw:layer="layout" svg:x1="6.588cm" svg:y1="6.334cm" svg:x2="3.286cm" svg:y2="7.096cm">
          <text:p/>
        </draw:line>
        <draw:frame draw:style-name="gr4" draw:layer="layout" svg:width="2.432cm" svg:height="0.962cm" svg:x="1.616cm" svg:y="13.465cm">
          <draw:text-box>
            <text:p>Sphinx</text:p>
          </draw:text-box>
        </draw:frame>
        <draw:line draw:style-name="gr6" draw:text-style-name="P1" draw:layer="layout" svg:x1="10.779cm" svg:y1="10.271cm" svg:x2="10.906cm" svg:y2="7.096cm">
          <text:p/>
        </draw:line>
        <draw:line draw:style-name="gr6" draw:text-style-name="P1" draw:layer="layout" svg:x1="8.874cm" svg:y1="11.033cm" svg:x2="7.477cm" svg:y2="9.382cm">
          <text:p/>
        </draw:line>
        <draw:line draw:style-name="gr6" draw:text-style-name="P1" draw:layer="layout" svg:x1="8.112cm" svg:y1="12.811cm" svg:x2="7.096cm" svg:y2="12.811cm">
          <text:p/>
        </draw:line>
        <draw:line draw:style-name="gr6" draw:text-style-name="P1" draw:layer="layout" svg:x1="8.874cm" svg:y1="14.716cm" svg:x2="7.477cm" svg:y2="15.986cm">
          <text:p/>
        </draw:line>
        <draw:line draw:style-name="gr6" draw:text-style-name="P1" draw:layer="layout" svg:x1="10.779cm" svg:y1="15.478cm" svg:x2="10.779cm" svg:y2="18.526cm">
          <text:p/>
        </draw:line>
        <draw:line draw:style-name="gr6" draw:text-style-name="P1" draw:layer="layout" svg:x1="12.684cm" svg:y1="14.716cm" svg:x2="13.573cm" svg:y2="15.732cm">
          <text:p/>
        </draw:line>
        <draw:line draw:style-name="gr6" draw:text-style-name="P1" draw:layer="layout" svg:x1="13.573cm" svg:y1="12.938cm" svg:x2="14.97cm" svg:y2="12.938cm">
          <text:p/>
        </draw:line>
        <draw:line draw:style-name="gr6" draw:text-style-name="P1" draw:layer="layout" svg:x1="12.684cm" svg:y1="11.033cm" svg:x2="14.335cm" svg:y2="9.255cm">
          <text:p/>
        </draw:line>
        <draw:frame draw:style-name="gr4" draw:layer="layout" svg:width="2.822cm" svg:height="0.962cm" svg:x="16.397cm" svg:y="7.004cm">
          <draw:text-box>
            <text:p>Rele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6T16:26:34</meta:creation-date>
    <dc:date>2015-10-06T16:48:49</dc:date>
    <meta:editing-duration>PT7M5S</meta:editing-duration>
    <meta:editing-cycles>1</meta:editing-cycles>
    <meta:document-statistic meta:object-count="28"/>
    <meta:generator>LibreOffice/3.5$Linux_X86_64 LibreOffice_project/350m1$Build-2</meta:generator>
  </office:meta>
</office:document-meta>
</file>